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f425e" officeooo:paragraph-rsid="000f425e"/>
    </style:style>
    <style:style style:name="P2" style:family="paragraph" style:parent-style-name="Standard">
      <style:text-properties officeooo:rsid="000f425e" officeooo:paragraph-rsid="000fd0da"/>
    </style:style>
    <style:style style:name="P3" style:family="paragraph" style:parent-style-name="Standard">
      <style:text-properties officeooo:rsid="000f425e" officeooo:paragraph-rsid="0011655c"/>
    </style:style>
    <style:style style:name="P4" style:family="paragraph" style:parent-style-name="Standard">
      <style:text-properties officeooo:rsid="000f425e" officeooo:paragraph-rsid="00133a5a"/>
    </style:style>
    <style:style style:name="P5" style:family="paragraph" style:parent-style-name="Standard">
      <style:text-properties officeooo:rsid="000f425e" officeooo:paragraph-rsid="00177cb0"/>
    </style:style>
    <style:style style:name="P6" style:family="paragraph">
      <style:paragraph-properties fo:text-align="center"/>
    </style:style>
    <style:style style:name="T1" style:family="text">
      <style:text-properties officeooo:rsid="000fd0da"/>
    </style:style>
    <style:style style:name="T2" style:family="text">
      <style:text-properties officeooo:rsid="00115283"/>
    </style:style>
    <style:style style:name="T3" style:family="text">
      <style:text-properties officeooo:rsid="0011655c"/>
    </style:style>
    <style:style style:name="T4" style:family="text">
      <style:text-properties officeooo:rsid="00133a5a"/>
    </style:style>
    <style:style style:name="T5" style:family="text">
      <style:text-properties officeooo:rsid="00177cb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66ff99" loext:char-shading-value="0"/>
    </style:style>
    <style:style style:name="T9" style:family="text">
      <style:text-properties fo:background-color="#66ff99" loext:char-shading-value="0"/>
    </style:style>
    <style:style style:name="T10" style:family="text">
      <style:text-properties fo:background-color="#ff6600" loext:char-shading-value="0"/>
    </style:style>
    <style:style style:name="T11" style:family="text">
      <style:text-properties officeooo:rsid="000fd0da" fo:background-color="#ff6600" loext:char-shading-value="0"/>
    </style:style>
    <style:style style:name="T12" style:family="text">
      <style:text-properties officeooo:rsid="000fd0da" fo:background-color="#ff6600" loext:char-shading-value="0"/>
    </style:style>
    <style:style style:name="T13" style:family="text">
      <style:text-properties fo:background-color="#ff6600" loext:char-shading-value="0"/>
    </style:style>
    <style:style style:name="T14" style:family="text">
      <style:text-properties officeooo:rsid="00115283" fo:background-color="#ff6600" loext:char-shading-value="0"/>
    </style:style>
    <style:style style:name="T15" style:family="text">
      <style:text-properties officeooo:rsid="00115283" fo:background-color="#ff6600" loext:char-shading-value="0"/>
    </style:style>
    <style:style style:name="T16" style:family="text">
      <style:text-properties fo:background-color="#33ff99" loext:char-shading-value="0"/>
    </style:style>
    <style:style style:name="T17" style:family="text">
      <style:text-properties officeooo:rsid="000fd0da" fo:background-color="#33ff99" loext:char-shading-value="0"/>
    </style:style>
    <style:style style:name="T18" style:family="text">
      <style:text-properties officeooo:rsid="000fd0da" fo:background-color="#33ff99" loext:char-shading-value="0"/>
    </style:style>
    <style:style style:name="T19" style:family="text">
      <style:text-properties fo:background-color="#33ff99" loext:char-shading-value="0"/>
    </style:style>
    <style:style style:name="T20" style:family="text">
      <style:text-properties officeooo:rsid="000fd0da" fo:background-color="#66ffff" loext:char-shading-value="0"/>
    </style:style>
    <style:style style:name="T21" style:family="text">
      <style:text-properties officeooo:rsid="000fd0da" fo:background-color="#66ffff" loext:char-shading-value="0"/>
    </style:style>
    <style:style style:name="T22" style:family="text">
      <style:text-properties officeooo:rsid="00115283" fo:background-color="#66ffff" loext:char-shading-value="0"/>
    </style:style>
    <style:style style:name="T23" style:family="text">
      <style:text-properties officeooo:rsid="00115283" fo:background-color="#66ffff" loext:char-shading-value="0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6" svg:x1="1.002cm" svg:y1="0.494cm" svg:x2="1.108cm" svg:y2="1.349cm"><text:p/></draw:line><draw:line text:anchor-type="paragraph" draw:z-index="1" draw:style-name="gr1" draw:text-style-name="P6" svg:x1="1.268cm" svg:y1="0.52cm" svg:x2="2.339cm" svg:y2="1.323cm"><text:p/></draw:line><draw:line text:anchor-type="paragraph" draw:z-index="2" draw:style-name="gr1" draw:text-style-name="P6" svg:x1="1.67cm" svg:y1="0.52cm" svg:x2="4.182cm" svg:y2="1.189cm"><text:p/></draw:line> <text:span text:style-name="T1">&lt;-</text:span>2,-2,-2&gt; <text:s/></text:p>
      <text:p text:style-name="P1"/>
      <text:p text:style-name="P2"><draw:line text:anchor-type="paragraph" draw:z-index="3" draw:style-name="gr1" draw:text-style-name="P6" svg:x1="1.189cm" svg:y1="0.489cm" svg:x2="1.055cm" svg:y2="1.292cm"><text:p/></draw:line><draw:line text:anchor-type="paragraph" draw:z-index="4" draw:style-name="gr1" draw:text-style-name="P6" svg:x1="1.455cm" svg:y1="0.489cm" svg:x2="2.579cm" svg:y2="1.373cm"><text:p/></draw:line><draw:line text:anchor-type="paragraph" draw:z-index="5" draw:style-name="gr1" draw:text-style-name="P6" svg:x1="1.831cm" svg:y1="0.489cm" svg:x2="4.237cm" svg:y2="1.265cm"><text:p/></draw:line> &lt;<text:span text:style-name="T13">-</text:span><text:span text:style-name="T12">1</text:span>,<text:span text:style-name="T9">-2,-2</text:span>&gt; <text:span text:style-name="T1">&lt;</text:span><text:span text:style-name="T21">0</text:span>,<text:span text:style-name="T9">-2,-2</text:span>&gt; <text:span text:style-name="T1">&lt;</text:span><text:span text:style-name="T21">1</text:span>,<text:span text:style-name="T13">-2,-2</text:span>&gt; </text:p>
      <text:p text:style-name="P1"/>
      <text:p text:style-name="P3"><draw:line text:anchor-type="paragraph" draw:z-index="6" draw:style-name="gr1" draw:text-style-name="P6" svg:x1="1.163cm" svg:y1="0.485cm" svg:x2="1.002cm" svg:y2="1.367cm"><text:p/></draw:line><draw:line text:anchor-type="paragraph" draw:z-index="10" draw:style-name="gr1" draw:text-style-name="P6" svg:x1="3.221cm" svg:y1="0.459cm" svg:x2="7.446cm" svg:y2="1.288cm"><text:p/></draw:line><draw:line text:anchor-type="paragraph" draw:z-index="12" draw:style-name="gr1" draw:text-style-name="P6" svg:x1="5.253cm" svg:y1="0.485cm" svg:x2="10.947cm" svg:y2="1.288cm"><text:p/></draw:line><draw:line text:anchor-type="paragraph" draw:z-index="13" draw:style-name="gr1" draw:text-style-name="P6" svg:x1="5.44cm" svg:y1="0.298cm" svg:x2="12.257cm" svg:y2="1.314cm"><text:p/></draw:line><draw:line text:anchor-type="paragraph" draw:z-index="14" draw:style-name="gr1" draw:text-style-name="P6" svg:x1="5.253cm" svg:y1="0.138cm" svg:x2="13.781cm" svg:y2="1.235cm"><text:p/></draw:line><draw:line text:anchor-type="paragraph" draw:z-index="9" draw:style-name="gr1" draw:text-style-name="P6" svg:x1="3.221cm" svg:y1="0.459cm" svg:x2="5.867cm" svg:y2="1.314cm"><text:p/></draw:line><draw:line text:anchor-type="paragraph" draw:z-index="11" draw:style-name="gr1" draw:text-style-name="P6" svg:x1="3.221cm" svg:y1="0.459cm" svg:x2="8.943cm" svg:y2="1.262cm"><text:p/></draw:line> &lt;<text:span text:style-name="T13">-</text:span><text:span text:style-name="T12">1</text:span><text:span text:style-name="T13">,-</text:span><text:span text:style-name="T15">1</text:span>,<text:span text:style-name="T19">-2</text:span>&gt; <text:span text:style-name="T1">&lt;</text:span><text:span text:style-name="T13">-</text:span><text:span text:style-name="T12">1</text:span>,<text:span text:style-name="T23">0</text:span>,<text:span text:style-name="T19">-2</text:span>&gt; <text:span text:style-name="T1">&lt;</text:span><text:span text:style-name="T13">-</text:span><text:span text:style-name="T12">1</text:span>,<text:span text:style-name="T23">1</text:span>,<text:span text:style-name="T19">-2</text:span>&gt; <text:s/></text:p>
      <text:p text:style-name="P3"><draw:line text:anchor-type="paragraph" draw:z-index="7" draw:style-name="gr1" draw:text-style-name="P6" svg:x1="1.429cm" svg:y1="0.069cm" svg:x2="2.526cm" svg:y2="0.764cm"><text:p/></draw:line><draw:line text:anchor-type="paragraph" draw:z-index="8" draw:style-name="gr1" draw:text-style-name="P6" svg:x1="1.75cm" svg:y1="0.069cm" svg:x2="4.316cm" svg:y2="0.764cm"><text:p/></draw:line></text:p>
      <text:p text:style-name="P4"><text:s text:c="3"/>&lt;-<text:span text:style-name="T1">1</text:span>,-<text:span text:style-name="T2">1</text:span>,-<text:span text:style-name="T3">1</text:span>&gt; <text:span text:style-name="T1">&lt;</text:span>-<text:span text:style-name="T1">1</text:span>,<text:span text:style-name="T2">0</text:span>,<text:span text:style-name="T3">0</text:span>&gt; <text:span text:style-name="T1">&lt;</text:span>-<text:span text:style-name="T1">1</text:span>,<text:span text:style-name="T2">1</text:span>,<text:span text:style-name="T3">1</text:span>&gt; <text:s text:c="2"/><text:span text:style-name="T1">&lt;</text:span>-<text:span text:style-name="T1">1</text:span>,<text:span text:style-name="T2">0</text:span>,-<text:span text:style-name="T4">1</text:span>&gt;<text:span text:style-name="T1">&lt;</text:span>-<text:span text:style-name="T1">1</text:span>,<text:span text:style-name="T2">0</text:span>,<text:span text:style-name="T4">0</text:span>&gt;<text:span text:style-name="T1">&lt;</text:span>-<text:span text:style-name="T1">1</text:span>,<text:span text:style-name="T2">0</text:span>,<text:span text:style-name="T4">1</text:span>&gt; <text:span text:style-name="T4">&lt;-1,1,-1&gt;&lt;-1,1,0&gt;&lt;-1,1,1&gt;</text:span></text:p>
      <text:p text:style-name="P4"/>
      <text:p text:style-name="P5"><draw:line text:anchor-type="paragraph" draw:z-index="15" draw:style-name="gr1" draw:text-style-name="P6" svg:x1="1.002cm" svg:y1="0.494cm" svg:x2="1.108cm" svg:y2="1.349cm"><text:p/></draw:line><draw:line text:anchor-type="paragraph" draw:z-index="16" draw:style-name="gr1" draw:text-style-name="P6" svg:x1="1.268cm" svg:y1="0.52cm" svg:x2="2.339cm" svg:y2="1.323cm"><text:p/></draw:line><draw:line text:anchor-type="paragraph" draw:z-index="17" draw:style-name="gr1" draw:text-style-name="P6" svg:x1="1.67cm" svg:y1="0.52cm" svg:x2="4.182cm" svg:y2="1.189cm"><text:p/></draw:line> <text:span text:style-name="T1">&lt;-</text:span>2,-2,-2&gt; <text:s/></text:p>
      <text:p text:style-name="P5"/>
      <text:p text:style-name="P5"><draw:line text:anchor-type="paragraph" draw:z-index="18" draw:style-name="gr1" draw:text-style-name="P6" svg:x1="2.579cm" svg:y1="0.552cm" svg:x2="1.055cm" svg:y2="1.291cm"><text:p/></draw:line><draw:line text:anchor-type="paragraph" draw:z-index="19" draw:style-name="gr1" draw:text-style-name="P6" svg:x1="2.874cm" svg:y1="0.552cm" svg:x2="2.579cm" svg:y2="1.372cm"><text:p/></draw:line><draw:line text:anchor-type="paragraph" draw:z-index="20" draw:style-name="gr1" draw:text-style-name="P6" svg:x1="3.221cm" svg:y1="0.489cm" svg:x2="4.237cm" svg:y2="1.265cm"><text:p/></draw:line> &lt;-<text:span text:style-name="T1">1</text:span>,-2,-2&gt; <text:span text:style-name="T1">&lt;0</text:span>,-2,-2&gt; <text:span text:style-name="T1">&lt;1</text:span>,-2,-2&gt; </text:p>
      <text:p text:style-name="P5"/>
      <text:p text:style-name="P5"><draw:line text:anchor-type="paragraph" draw:z-index="21" draw:style-name="gr1" draw:text-style-name="P6" svg:x1="1.028cm" svg:y1="0.522cm" svg:x2="1.054cm" svg:y2="1.351cm"><text:p/></draw:line><draw:line text:anchor-type="paragraph" draw:z-index="22" draw:style-name="gr1" draw:text-style-name="P6" svg:x1="1.215cm" svg:y1="0.575cm" svg:x2="1.963cm" svg:y2="1.43cm"><text:p/></draw:line><draw:line text:anchor-type="paragraph" draw:z-index="23" draw:style-name="gr1" draw:text-style-name="P6" svg:x1="1.455cm" svg:y1="0.575cm" svg:x2="3.674cm" svg:y2="1.43cm"><text:p/></draw:line><draw:line text:anchor-type="paragraph" draw:z-index="24" draw:style-name="gr1" draw:text-style-name="P6" svg:x1="2.579cm" svg:y1="0.575cm" svg:x2="5.359cm" svg:y2="1.404cm"><text:p/></draw:line><draw:line text:anchor-type="paragraph" draw:z-index="25" draw:style-name="gr1" draw:text-style-name="P6" svg:x1="3.06cm" svg:y1="0.575cm" svg:x2="6.722cm" svg:y2="1.351cm"><text:p/></draw:line><draw:line text:anchor-type="paragraph" draw:z-index="26" draw:style-name="gr1" draw:text-style-name="P6" svg:x1="3.3cm" svg:y1="0.575cm" svg:x2="8.301cm" svg:y2="1.296cm"><text:p/></draw:line><draw:line text:anchor-type="paragraph" draw:z-index="27" draw:style-name="gr1" draw:text-style-name="P6" svg:x1="4.985cm" svg:y1="0.307cm" svg:x2="10.12cm" svg:y2="1.323cm"><text:p/></draw:line><draw:line text:anchor-type="paragraph" draw:z-index="28" draw:style-name="gr1" draw:text-style-name="P6" svg:x1="4.771cm" svg:y1="0.148cm" svg:x2="11.107cm" svg:y2="1.243cm"><text:p/></draw:line><draw:line text:anchor-type="paragraph" draw:z-index="29" draw:style-name="gr1" draw:text-style-name="P6" svg:x1="4.985cm" svg:y1="0.148cm" svg:x2="12.686cm" svg:y2="1.243cm"><text:p/></draw:line> &lt;<text:span text:style-name="T5">0</text:span>,-<text:span text:style-name="T2">1</text:span>,-2&gt; <text:span text:style-name="T1">&lt;0</text:span>,<text:span text:style-name="T2">0</text:span>,-2&gt; <text:span text:style-name="T1">&lt;0</text:span>,<text:span text:style-name="T2">1</text:span>,-2&gt; <text:s/></text:p>
      <text:p text:style-name="P5"/>
      <text:p text:style-name="P5"><text:s text:c="3"/>&lt;<text:span text:style-name="T5">0</text:span>,-<text:span text:style-name="T2">1</text:span>,-<text:span text:style-name="T3">1</text:span>&gt; <text:span text:style-name="T1">&lt;0</text:span>,<text:span text:style-name="T2">0</text:span>,<text:span text:style-name="T3">0</text:span>&gt; <text:span text:style-name="T1">&lt;0</text:span>,<text:span text:style-name="T2">1</text:span>,<text:span text:style-name="T3">1</text:span>&gt; <text:s text:c="2"/><text:span text:style-name="T1">&lt;0</text:span>,<text:span text:style-name="T2">0</text:span>,-<text:span text:style-name="T4">1</text:span>&gt;<text:span text:style-name="T1">&lt;0</text:span>,<text:span text:style-name="T2">0</text:span>,<text:span text:style-name="T4">0</text:span>&gt;<text:span text:style-name="T1">&lt;0</text:span>,<text:span text:style-name="T2">0</text:span>,<text:span text:style-name="T4">1</text:span>&gt; <text:span text:style-name="T4">&lt;0,1,-1&gt;&lt;0,1,0&gt;&lt;0,1,1&gt;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U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3:00:10.960599010</meta:creation-date>
    <dc:date>2015-11-12T13:26:01.481646929</dc:date>
    <meta:editing-duration>PT25M44S</meta:editing-duration>
    <meta:editing-cycles>13</meta:editing-cycles>
    <meta:generator>LibreOffice/5.0.1.2.0$Linux_X86_64 LibreOffice_project/00m0$Build-2</meta:generator>
    <meta:document-statistic meta:table-count="0" meta:image-count="0" meta:object-count="0" meta:page-count="1" meta:paragraph-count="8" meta:word-count="24" meta:character-count="314" meta:non-whitespace-character-count="272"/>
  </office:meta>
</office:document-meta>
</file>